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
  <manifest:file-entry manifest:full-path="meta.xml" manifest:media-type="text/xml"/>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paragraph-rsid="002305b8" style:font-weight-asian="bold" style:font-weight-complex="bold"/>
    </style:style>
    <style:style style:name="P2" style:family="paragraph" style:parent-style-name="Standard">
      <style:text-properties fo:font-weight="bold" officeooo:paragraph-rsid="0026ea64" style:font-weight-asian="bold" style:font-weight-complex="bold"/>
    </style:style>
    <style:style style:name="P3" style:family="paragraph" style:parent-style-name="Standard">
      <style:text-properties fo:font-weight="bold" officeooo:paragraph-rsid="002b0a46" style:font-weight-asian="bold" style:font-weight-complex="bold"/>
    </style:style>
    <style:style style:name="P4" style:family="paragraph" style:parent-style-name="Standard">
      <style:paragraph-properties fo:text-align="center" style:justify-single-word="false"/>
      <style:text-properties fo:font-weight="bold" officeooo:rsid="001fa37f" officeooo:paragraph-rsid="001fa37f" style:font-weight-asian="bold" style:font-weight-complex="bold"/>
    </style:style>
    <style:style style:name="P5" style:family="paragraph" style:parent-style-name="Standard">
      <style:text-properties fo:font-weight="bold" officeooo:rsid="002034e8" officeooo:paragraph-rsid="002b0a46" style:font-weight-asian="bold" style:font-weight-complex="bold"/>
    </style:style>
    <style:style style:name="P6" style:family="paragraph" style:parent-style-name="Standard">
      <style:text-properties fo:font-weight="bold" officeooo:rsid="002034e8" officeooo:paragraph-rsid="002034e8" style:font-weight-asian="bold" style:font-weight-complex="bold"/>
    </style:style>
    <style:style style:name="P7" style:family="paragraph" style:parent-style-name="Standard">
      <style:text-properties fo:font-weight="bold" officeooo:rsid="002261c5" officeooo:paragraph-rsid="002261c5" style:font-weight-asian="bold" style:font-weight-complex="bold"/>
    </style:style>
    <style:style style:name="P8" style:family="paragraph" style:parent-style-name="Standard">
      <style:text-properties fo:font-weight="bold" officeooo:rsid="002305b8" officeooo:paragraph-rsid="002305b8" style:font-weight-asian="bold" style:font-weight-complex="bold"/>
    </style:style>
    <style:style style:name="P9" style:family="paragraph" style:parent-style-name="Standard">
      <style:text-properties fo:font-weight="bold" officeooo:rsid="002d8dbb" officeooo:paragraph-rsid="002d8dbb" style:font-weight-asian="bold" style:font-weight-complex="bold"/>
    </style:style>
    <style:style style:name="P10" style:family="paragraph" style:parent-style-name="Standard">
      <style:text-properties officeooo:paragraph-rsid="001e1732"/>
    </style:style>
    <style:style style:name="P11" style:family="paragraph" style:parent-style-name="Standard">
      <style:text-properties officeooo:paragraph-rsid="002b0a46"/>
    </style:style>
    <style:style style:name="P12" style:family="paragraph" style:parent-style-name="Standard">
      <style:text-properties officeooo:paragraph-rsid="002261c5"/>
    </style:style>
    <style:style style:name="P13" style:family="paragraph" style:parent-style-name="Standard">
      <style:text-properties style:text-position="0% 100%" officeooo:rsid="002034e8" officeooo:paragraph-rsid="002034e8"/>
    </style:style>
    <style:style style:name="P14" style:family="paragraph" style:parent-style-name="Standard">
      <style:text-properties style:text-position="0% 100%" fo:font-weight="bold" officeooo:rsid="002034e8" officeooo:paragraph-rsid="002034e8" style:font-weight-asian="bold" style:font-weight-complex="bold"/>
    </style:style>
    <style:style style:name="P15" style:family="paragraph" style:parent-style-name="Standard">
      <style:text-properties officeooo:rsid="002034e8" officeooo:paragraph-rsid="002034e8"/>
    </style:style>
    <style:style style:name="P16" style:family="paragraph" style:parent-style-name="Standard">
      <style:text-properties officeooo:rsid="0020ebdd" officeooo:paragraph-rsid="0020ebdd"/>
    </style:style>
    <style:style style:name="P17" style:family="paragraph" style:parent-style-name="Standard">
      <style:text-properties officeooo:rsid="0020ebdd" officeooo:paragraph-rsid="002261c5"/>
    </style:style>
    <style:style style:name="P18" style:family="paragraph" style:parent-style-name="Standard">
      <style:text-properties officeooo:rsid="0020ebdd" officeooo:paragraph-rsid="0024e37c"/>
    </style:style>
    <style:style style:name="P19" style:family="paragraph" style:parent-style-name="Standard">
      <style:text-properties officeooo:rsid="002179a8" officeooo:paragraph-rsid="002261c5"/>
    </style:style>
    <style:style style:name="P20" style:family="paragraph" style:parent-style-name="Standard">
      <style:text-properties fo:font-weight="normal" officeooo:rsid="00269bed" officeooo:paragraph-rsid="00269bed" style:font-weight-asian="normal" style:font-weight-complex="normal"/>
    </style:style>
    <style:style style:name="P21" style:family="paragraph" style:parent-style-name="Standard">
      <style:text-properties officeooo:rsid="002305b8" officeooo:paragraph-rsid="002b0a46"/>
    </style:style>
    <style:style style:name="P22" style:family="paragraph" style:parent-style-name="Standard">
      <style:text-properties officeooo:paragraph-rsid="002d8dbb"/>
    </style:style>
    <style:style style:name="P23" style:family="paragraph" style:parent-style-name="Standard">
      <style:text-properties officeooo:rsid="0030be46" officeooo:paragraph-rsid="002d8dbb"/>
    </style:style>
    <style:style style:name="P24" style:family="paragraph" style:parent-style-name="Standard">
      <style:text-properties officeooo:rsid="00356342" officeooo:paragraph-rsid="00356342"/>
    </style:style>
    <style:style style:name="P25" style:family="paragraph" style:parent-style-name="Table_20_Contents">
      <style:text-properties officeooo:paragraph-rsid="002261c5"/>
    </style:style>
    <style:style style:name="P26" style:family="paragraph" style:parent-style-name="Table_20_Contents">
      <style:paragraph-properties fo:text-align="center" style:justify-single-word="false"/>
      <style:text-properties fo:font-weight="bold" officeooo:rsid="002261c5" officeooo:paragraph-rsid="002261c5" style:font-weight-asian="bold" style:font-weight-complex="bold"/>
    </style:style>
    <style:style style:name="P27" style:family="paragraph" style:parent-style-name="Table_20_Contents">
      <style:text-properties officeooo:rsid="002261c5" officeooo:paragraph-rsid="002261c5"/>
    </style:style>
    <style:style style:name="P28" style:family="paragraph" style:parent-style-name="Table_20_Contents">
      <style:text-properties officeooo:rsid="0024e37c" officeooo:paragraph-rsid="0024e37c"/>
    </style:style>
    <style:style style:name="P29" style:family="paragraph" style:parent-style-name="Table_20_Contents">
      <style:text-properties officeooo:rsid="002305b8" officeooo:paragraph-rsid="002305b8"/>
    </style:style>
    <style:style style:name="P30" style:family="paragraph" style:parent-style-name="Standard" style:list-style-name="L1">
      <style:text-properties officeooo:paragraph-rsid="002b0a46"/>
    </style:style>
    <style:style style:name="P31" style:family="paragraph" style:parent-style-name="Standard" style:list-style-name="L2">
      <style:text-properties officeooo:paragraph-rsid="002b0a46"/>
    </style:style>
    <style:style style:name="P32" style:family="paragraph" style:parent-style-name="Standard" style:list-style-name="L2">
      <style:text-properties officeooo:paragraph-rsid="002e39a9"/>
    </style:style>
    <style:style style:name="P33" style:family="paragraph" style:parent-style-name="Standard" style:list-style-name="L2">
      <style:text-properties fo:font-weight="bold" officeooo:paragraph-rsid="002e39a9" style:font-weight-asian="bold" style:font-weight-complex="bold"/>
    </style:style>
    <style:style style:name="P34" style:family="paragraph" style:parent-style-name="Standard" style:list-style-name="L10">
      <style:text-properties fo:font-weight="bold" officeooo:rsid="002305b8" officeooo:paragraph-rsid="002b0a46" style:font-weight-asian="bold" style:font-weight-complex="bold"/>
    </style:style>
    <style:style style:name="P35" style:family="paragraph" style:parent-style-name="Standard" style:list-style-name="L14">
      <style:text-properties fo:font-weight="bold" officeooo:rsid="0003f400" officeooo:paragraph-rsid="002d8dbb" style:font-weight-asian="bold" style:font-weight-complex="bold"/>
    </style:style>
    <style:style style:name="P36" style:family="paragraph" style:parent-style-name="Standard" style:list-style-name="L14">
      <style:text-properties fo:font-weight="bold" officeooo:rsid="0038f6f9" officeooo:paragraph-rsid="0038f6f9" style:font-weight-asian="bold" style:font-weight-complex="bold"/>
    </style:style>
    <style:style style:name="P37" style:family="paragraph" style:parent-style-name="Standard" style:list-style-name="L14">
      <style:text-properties fo:font-weight="bold" officeooo:paragraph-rsid="002d8dbb" style:font-weight-asian="bold" style:font-weight-complex="bold"/>
    </style:style>
    <style:style style:name="P38" style:family="paragraph" style:parent-style-name="Standard" style:list-style-name="L3">
      <style:text-properties officeooo:paragraph-rsid="002034e8"/>
    </style:style>
    <style:style style:name="P39" style:family="paragraph" style:parent-style-name="Standard" style:list-style-name="L3">
      <style:text-properties officeooo:paragraph-rsid="0020a2f2"/>
    </style:style>
    <style:style style:name="P40" style:family="paragraph" style:parent-style-name="Standard" style:list-style-name="L3">
      <style:text-properties style:text-position="0% 100%" officeooo:rsid="002034e8" officeooo:paragraph-rsid="002034e8"/>
    </style:style>
    <style:style style:name="P41" style:family="paragraph" style:parent-style-name="Standard" style:list-style-name="L4">
      <style:text-properties officeooo:paragraph-rsid="002034e8"/>
    </style:style>
    <style:style style:name="P42" style:family="paragraph" style:parent-style-name="Standard" style:list-style-name="L4">
      <style:text-properties officeooo:rsid="0020a2f2" officeooo:paragraph-rsid="0020a2f2"/>
    </style:style>
    <style:style style:name="P43" style:family="paragraph" style:parent-style-name="Standard" style:list-style-name="L5">
      <style:text-properties officeooo:paragraph-rsid="002034e8"/>
    </style:style>
    <style:style style:name="P44" style:family="paragraph" style:parent-style-name="Standard" style:list-style-name="L5">
      <style:text-properties officeooo:paragraph-rsid="0020ebdd"/>
    </style:style>
    <style:style style:name="P45" style:family="paragraph" style:parent-style-name="Standard" style:list-style-name="L5">
      <style:text-properties officeooo:rsid="0020ebdd" officeooo:paragraph-rsid="0020ebdd"/>
    </style:style>
    <style:style style:name="P46" style:family="paragraph" style:parent-style-name="Standard" style:list-style-name="L6">
      <style:text-properties fo:font-weight="normal" officeooo:rsid="002305b8" officeooo:paragraph-rsid="002305b8" style:font-weight-asian="normal" style:font-weight-complex="normal"/>
    </style:style>
    <style:style style:name="P47" style:family="paragraph" style:parent-style-name="Standard" style:list-style-name="L6">
      <style:text-properties fo:font-weight="normal" officeooo:rsid="0024e37c" officeooo:paragraph-rsid="0024e37c" style:font-weight-asian="normal" style:font-weight-complex="normal"/>
    </style:style>
    <style:style style:name="P48" style:family="paragraph" style:parent-style-name="Standard" style:list-style-name="L6">
      <style:text-properties fo:font-weight="normal" officeooo:paragraph-rsid="0024e37c" style:font-weight-asian="normal" style:font-weight-complex="normal"/>
    </style:style>
    <style:style style:name="P49" style:family="paragraph" style:parent-style-name="Standard" style:list-style-name="L7">
      <style:text-properties fo:font-weight="normal" officeooo:rsid="00269bed" officeooo:paragraph-rsid="00269bed" style:font-weight-asian="normal" style:font-weight-complex="normal"/>
    </style:style>
    <style:style style:name="P50" style:family="paragraph" style:parent-style-name="Standard" style:list-style-name="L7">
      <style:text-properties fo:font-weight="normal" officeooo:paragraph-rsid="00269bed" style:font-weight-asian="normal" style:font-weight-complex="normal"/>
    </style:style>
    <style:style style:name="P51" style:family="paragraph" style:parent-style-name="Standard" style:list-style-name="L7">
      <style:text-properties fo:font-weight="normal" officeooo:rsid="0020a2f2" officeooo:paragraph-rsid="002ea459" style:font-weight-asian="normal" style:font-weight-complex="normal"/>
    </style:style>
    <style:style style:name="P52" style:family="paragraph" style:parent-style-name="Standard" style:list-style-name="L8">
      <style:text-properties fo:font-weight="normal" officeooo:rsid="0026ea64" officeooo:paragraph-rsid="0026ea64" style:font-weight-asian="normal" style:font-weight-complex="normal"/>
    </style:style>
    <style:style style:name="P53" style:family="paragraph" style:parent-style-name="Standard" style:list-style-name="L8">
      <style:text-properties fo:font-weight="normal" officeooo:paragraph-rsid="0026ea64" style:font-weight-asian="normal" style:font-weight-complex="normal"/>
    </style:style>
    <style:style style:name="P54" style:family="paragraph" style:parent-style-name="Standard" style:list-style-name="L8">
      <style:text-properties fo:font-weight="normal" officeooo:rsid="0028ec9d" officeooo:paragraph-rsid="0028ec9d" style:font-weight-asian="normal" style:font-weight-complex="normal"/>
    </style:style>
    <style:style style:name="P55" style:family="paragraph" style:parent-style-name="Standard" style:list-style-name="L8">
      <style:text-properties fo:font-weight="normal" officeooo:rsid="0028ec9d" officeooo:paragraph-rsid="002d8dbb" style:font-weight-asian="normal" style:font-weight-complex="normal"/>
    </style:style>
    <style:style style:name="P56" style:family="paragraph" style:parent-style-name="Standard" style:list-style-name="L11">
      <style:text-properties fo:font-weight="normal" officeooo:paragraph-rsid="002b9da4" style:font-weight-asian="normal" style:font-weight-complex="normal"/>
    </style:style>
    <style:style style:name="P57" style:family="paragraph" style:parent-style-name="Standard" style:list-style-name="L11">
      <style:text-properties fo:font-weight="normal" officeooo:rsid="002b9da4" officeooo:paragraph-rsid="002b9da4" style:font-weight-asian="normal" style:font-weight-complex="normal"/>
    </style:style>
    <style:style style:name="P58" style:family="paragraph" style:parent-style-name="Standard" style:list-style-name="L12">
      <style:text-properties fo:font-weight="normal" officeooo:rsid="002d8dbb" officeooo:paragraph-rsid="002d8dbb" style:font-weight-asian="normal" style:font-weight-complex="normal"/>
    </style:style>
    <style:style style:name="P59" style:family="paragraph" style:parent-style-name="Standard" style:list-style-name="L13">
      <style:text-properties fo:font-weight="normal" officeooo:rsid="00356342" officeooo:paragraph-rsid="00356342" style:font-weight-asian="normal" style:font-weight-complex="normal"/>
    </style:style>
    <style:style style:name="P60" style:family="paragraph" style:parent-style-name="Standard" style:list-style-name="L9">
      <style:text-properties officeooo:paragraph-rsid="002b0a46"/>
    </style:style>
    <style:style style:name="P61" style:family="paragraph" style:parent-style-name="Standard" style:list-style-name="L11">
      <style:text-properties officeooo:paragraph-rsid="002b9da4"/>
    </style:style>
    <style:style style:name="P62" style:family="paragraph" style:parent-style-name="Standard" style:list-style-name="L14">
      <style:text-properties officeooo:paragraph-rsid="002d8dbb"/>
    </style:style>
    <style:style style:name="T1" style:family="text">
      <style:text-properties officeooo:rsid="002034e8"/>
    </style:style>
    <style:style style:name="T2" style:family="text">
      <style:text-properties style:text-position="super 58%" officeooo:rsid="002034e8"/>
    </style:style>
    <style:style style:name="T3" style:family="text">
      <style:text-properties style:text-position="0% 100%" officeooo:rsid="002034e8"/>
    </style:style>
    <style:style style:name="T4" style:family="text">
      <style:text-properties style:text-position="0% 100%" officeooo:rsid="0020a2f2"/>
    </style:style>
    <style:style style:name="T5" style:family="text">
      <style:text-properties fo:font-weight="bold" officeooo:rsid="002b9da4" style:font-weight-asian="bold" style:font-weight-complex="bold"/>
    </style:style>
    <style:style style:name="T6" style:family="text">
      <style:text-properties officeooo:rsid="0020a2f2"/>
    </style:style>
    <style:style style:name="T7" style:family="text">
      <style:text-properties officeooo:rsid="0020ebdd"/>
    </style:style>
    <style:style style:name="T8" style:family="text">
      <style:text-properties officeooo:rsid="002179a8"/>
    </style:style>
    <style:style style:name="T9" style:family="text">
      <style:text-properties officeooo:rsid="002261c5"/>
    </style:style>
    <style:style style:name="T10" style:family="text">
      <style:text-properties officeooo:rsid="002305b8"/>
    </style:style>
    <style:style style:name="T11" style:family="text">
      <style:text-properties officeooo:rsid="0024e37c"/>
    </style:style>
    <style:style style:name="T12" style:family="text">
      <style:text-properties officeooo:rsid="00269bed"/>
    </style:style>
    <style:style style:name="T13" style:family="text">
      <style:text-properties officeooo:rsid="0026ea64"/>
    </style:style>
    <style:style style:name="T14" style:family="text">
      <style:text-properties officeooo:rsid="0027e199"/>
    </style:style>
    <style:style style:name="T15" style:family="text">
      <style:text-properties officeooo:rsid="0028ec9d"/>
    </style:style>
    <style:style style:name="T16" style:family="text">
      <style:text-properties fo:font-weight="normal" officeooo:rsid="002305b8" style:font-weight-asian="normal" style:font-weight-complex="normal"/>
    </style:style>
    <style:style style:name="T17" style:family="text">
      <style:text-properties fo:font-weight="normal" officeooo:rsid="002b0a46" style:font-weight-asian="normal" style:font-weight-complex="normal"/>
    </style:style>
    <style:style style:name="T18" style:family="text">
      <style:text-properties fo:font-weight="normal" officeooo:rsid="002b9da4" style:font-weight-asian="normal" style:font-weight-complex="normal"/>
    </style:style>
    <style:style style:name="T19" style:family="text">
      <style:text-properties officeooo:rsid="002b9da4"/>
    </style:style>
    <style:style style:name="T20" style:family="text">
      <style:text-properties officeooo:rsid="002d8dbb"/>
    </style:style>
    <style:style style:name="T21" style:family="text">
      <style:text-properties officeooo:rsid="002ea459"/>
    </style:style>
    <style:style style:name="T22" style:family="text">
      <style:text-properties officeooo:rsid="002eebe1"/>
    </style:style>
    <style:style style:name="T23" style:family="text">
      <style:text-properties officeooo:rsid="0032756f"/>
    </style:style>
    <style:style style:name="T24" style:family="text">
      <style:text-properties officeooo:rsid="003a710e"/>
    </style:style>
    <style:style style:name="T25" style:family="text">
      <style:text-properties officeooo:rsid="003ba6c9"/>
    </style:style>
    <style:style style:name="T26" style:family="text">
      <style:text-properties officeooo:rsid="003ee261"/>
    </style:style>
    <style:style style:name="T27" style:family="text">
      <style:text-properties officeooo:rsid="00406205"/>
    </style:style>
    <style:style style:name="T28" style:family="text">
      <style:text-properties officeooo:rsid="0041afc2"/>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lexity classes</text:p>
      <text:p text:style-name="Standard"/>
      <text:p text:style-name="P3">Tractable problems</text:p>
      <text:list xml:id="list4297852879427134778" text:style-name="L1">
        <text:list-item>
          <text:p text:style-name="P30">Problems which have polynomial time algorithms.</text:p>
        </text:list-item>
        <text:list-item>
          <text:p text:style-name="P30">Also known as problems in the complexity class P.</text:p>
        </text:list-item>
      </text:list>
      <text:p text:style-name="P11"/>
      <text:p text:style-name="P3">Intractable problems</text:p>
      <text:list xml:id="list7311047841606242454" text:style-name="L2">
        <text:list-item>
          <text:p text:style-name="P31">Problems which can provably be solved only in exponential time (no polynomial time algorithm)</text:p>
        </text:list-item>
        <text:list-item>
          <text:p text:style-name="P31">Just because a problem has a exponential time algorithm does not mean that it is intractable. It must be proved that any possible algorithm would need exponential time.</text:p>
        </text:list-item>
        <text:list-item>
          <text:p text:style-name="P31">Intractable problems belong to the complexity class NP, though not all problems in NP can be said to be intractable. This is because none of the NP problems have been proven to <text:span text:style-name="T23">be not in P.</text:span></text:p>
        </text:list-item>
        <text:list-item>
          <text:p text:style-name="P31">Proving tractability is much easier than proving intractability as it involves just finding one polynomial time algorithm(however tough it may be) versus the task of proving that any possible algorithm anyone may come up with will be exponential</text:p>
        </text:list-item>
        <text:list-item>
          <text:p text:style-name="P33">Many solutions vs intractability</text:p>
          <text:list>
            <text:list-item>
              <text:p text:style-name="P32">Having many exponential solutions to choose from does not necessarily mean that the optimization problem is intractable.</text:p>
              <text:p text:style-name="P32">Example : Shortest paths problem. There are exponential number of paths. But finding the shortest path can be found in polynomial time <text:span text:style-name="T24">using a greedy strategy.</text:span></text:p>
            </text:list-item>
          </text:list>
        </text:list-item>
      </text:list>
      <text:p text:style-name="P5"/>
      <text:p text:style-name="P6">Complexity relationships among different models of communication</text:p>
      <text:list xml:id="list643157556302805992" text:style-name="L3">
        <text:list-item>
          <text:p text:style-name="P38"><text:span text:style-name="T1">Every t(n) time multi-tape Turing machine </text:span><text:span text:style-name="T25">h</text:span><text:span text:style-name="T1">as an equivalent O(t</text:span><text:span text:style-name="T2">2</text:span><text:span text:style-name="T3">(n)) time single-tape Turing machine.</text:span></text:p>
          <text:list>
            <text:list-item>
              <text:p text:style-name="P39"><text:span text:style-name="T3">All reasonably deterministic computational models are polynomially equivalent. Tha</text:span><text:span text:style-name="T4">t</text:span><text:span text:style-name="T3"> is any one of them can simulate another with only polynomial increase in running time.</text:span></text:p>
            </text:list-item>
          </text:list>
        </text:list-item>
        <text:list-item>
          <text:p text:style-name="P38"><text:span text:style-name="T3">Every t(n) time non-deterministic single-tape Turing machine has an equivalent 2</text:span><text:span text:style-name="T2">O(t(n))</text:span><text:span text:style-name="T3"> time deterministic single-tape Turing machine</text:span></text:p>
          <text:list>
            <text:list-item>
              <text:p text:style-name="P40">The running time of a nondeterministic Turing machine that is a decider is the time required on the longest branch of computation</text:p>
            </text:list-item>
          </text:list>
        </text:list-item>
      </text:list>
      <text:p text:style-name="P13"/>
      <text:p text:style-name="P14">Class P</text:p>
      <text:list xml:id="list5759524467800872262" text:style-name="L4">
        <text:list-item>
          <text:p text:style-name="P41"><text:span text:style-name="T1">Formally </text:span><text:span text:style-name="T6">it </text:span><text:span text:style-name="T1">is the set of all problems which can be solved in polynomial time on a deterministic </text:span><text:span text:style-name="T6">single-tape</text:span><text:span text:style-name="T1"> </text:span><text:span text:style-name="T6">Turing machine or by extension on all deterministic computation </text:span><text:span text:style-name="T1">model</text:span><text:span text:style-name="T6">s as all of them are polynomially equivalent</text:span><text:span text:style-name="T1">.</text:span></text:p>
        </text:list-item>
        <text:list-item>
          <text:p text:style-name="P42">As deterministic computation models are theoretically equivalent to modern day computers, P roughly corresponds to the class of problems that are realistically solvable on a computer.</text:p>
        </text:list-item>
      </text:list>
      <text:p text:style-name="P15"/>
      <text:p text:style-name="P6">Class NP</text:p>
      <text:list xml:id="list9047589800833277487" text:style-name="L5">
        <text:list-item>
          <text:p text:style-name="P45">Formally, it is the set of all problems which can be solved in polynomial time on a non-deterministic single-tape Turing machine and by extension in exponential time on all deterministic computation models.</text:p>
        </text:list-item>
        <text:list-item>
          <text:p text:style-name="P43"><text:span text:style-name="T7">Intuitively, it c</text:span><text:span text:style-name="T1">onsists of algorithms to which no polynomial time solutions have been found. All known solutions need exponential time solutions.</text:span></text:p>
        </text:list-item>
        <text:list-item>
          <text:p text:style-name="P43"><text:span text:style-name="T1">Typically, exponential time solutions </text:span><text:span text:style-name="T6">result as problems require </text:span><text:a xlink:type="simple" xlink:href="#NP Problems"><text:span text:style-name="T6">exhaustive searching through an exponential space of solutions</text:span></text:a><text:span text:style-name="T6">.</text:span></text:p>
        </text:list-item>
        <text:list-item>
          <text:p text:style-name="P44"><text:span text:style-name="T7">NP-problems have a feature known as polynomial verifiability. </text:span><text:span text:style-name="T9">T</text:span><text:span text:style-name="T7">hat is though the problem takes exponential time to solve, </text:span><text:a xlink:type="simple" xlink:href="#NP Problems"><text:span text:style-name="T7">a given candidate solution can be verified as being correct or wrong in polynomial time</text:span></text:a></text:p>
        </text:list-item>
      </text:list>
      <text:p text:style-name="P16"><text:soft-page-break/></text:p>
      <text:p text:style-name="P7"><text:bookmark text:name="NP Problems"/>Illustrations of features of NP problems</text:p>
      <table:table table:name="Table1" table:style-name="Table1">
        <table:table-column table:style-name="Table1.A" table:number-columns-repeated="3"/>
        <table:table-column table:style-name="Table1.D"/>
        <table:table-row>
          <table:table-cell table:style-name="Table1.A1" office:value-type="string">
            <text:p text:style-name="P26">NP-Problem</text:p>
          </table:table-cell>
          <table:table-cell table:style-name="Table1.A1" office:value-type="string">
            <text:p text:style-name="P26">Exponential space of solutions</text:p>
          </table:table-cell>
          <table:table-cell table:style-name="Table1.A1" office:value-type="string">
            <text:p text:style-name="P26">Exhaustive searching</text:p>
          </table:table-cell>
          <table:table-cell table:style-name="Table1.D1" office:value-type="string">
            <text:p text:style-name="P26">Polynomial verifiability</text:p>
          </table:table-cell>
        </table:table-row>
        <table:table-row>
          <table:table-cell table:style-name="Table1.A2" office:value-type="string">
            <text:p text:style-name="P12"><text:span text:style-name="T9">HAMPATH : </text:span><text:span text:style-name="T7">Finding </text:span><text:span text:style-name="T8">a</text:span><text:span text:style-name="T7"> </text:span><text:span text:style-name="T7">Hamiltonian path</text:span><text:span text:style-name="T8">(A path which goes through each node of a graph exactly once)</text:span><text:span text:style-name="T7"> between two given vertices of a graph</text:span></text:p>
          </table:table-cell>
          <table:table-cell table:style-name="Table1.A2" office:value-type="string">
            <text:p text:style-name="P12"><text:span text:style-name="T7">List out all possible </text:span><text:span text:style-name="T7">paths between the 2 vertices</text:span></text:p>
          </table:table-cell>
          <table:table-cell table:style-name="Table1.A2" office:value-type="string">
            <text:p text:style-name="P12"><text:span text:style-name="T8">Examine each one</text:span><text:span text:style-name="T7"> of </text:span><text:span text:style-name="T7">them to </text:span><text:span text:style-name="T8">determine </text:span><text:span text:style-name="T7">if any </text:span><text:span text:style-name="T8">a</text:span><text:span text:style-name="T7">re Hamiltonian.</text:span></text:p>
          </table:table-cell>
          <table:table-cell table:style-name="Table1.D2" office:value-type="string">
            <text:p text:style-name="P12"><text:span text:style-name="T8">Check if the given </text:span><text:span text:style-name="T8">solution is a path going through all vertices of the graph. </text:span><text:span text:style-name="T9">This takes linear time.</text:span></text:p>
          </table:table-cell>
        </table:table-row>
        <table:table-row>
          <table:table-cell table:style-name="Table1.A2" office:value-type="string">
            <text:p text:style-name="P12"><text:span text:style-name="T9">CLIQUE : </text:span><text:span text:style-name="T7">Finding </text:span><text:span text:style-name="T8">a k-</text:span><text:span text:style-name="T7">clique</text:span><text:span text:style-name="T8">(A subset of vertices of size k, all of which are connected to each other)</text:span><text:span text:style-name="T7"> in a graph, G = (V, E)</text:span></text:p>
          </table:table-cell>
          <table:table-cell table:style-name="Table1.A2" office:value-type="string">
            <text:p text:style-name="P17">List out all the subsets of of V</text:p>
          </table:table-cell>
          <table:table-cell table:style-name="Table1.A2" office:value-type="string">
            <text:p text:style-name="P12"><text:span text:style-name="T9">Examine</text:span><text:span text:style-name="T7"> </text:span><text:span text:style-name="T8">each one of them to determine if any form a k-clique </text:span></text:p>
          </table:table-cell>
          <table:table-cell table:style-name="Table1.D2" office:value-type="string">
            <text:p text:style-name="P27">Checking if all nodes in a given clique are connected to each other takes quadratic time.</text:p>
          </table:table-cell>
        </table:table-row>
        <table:table-row>
          <table:table-cell table:style-name="Table1.A2" office:value-type="string">
            <text:p text:style-name="P12"><text:span text:style-name="T9">SUBSET-SUM : </text:span><text:span text:style-name="T8">Finding whether a collection of numbers contains a sub-collection that adds up to a particular number, t.</text:span></text:p>
          </table:table-cell>
          <table:table-cell table:style-name="Table1.A2" office:value-type="string">
            <text:p text:style-name="P19">List all sub-collections</text:p>
            <text:p text:style-name="P19"/>
          </table:table-cell>
          <table:table-cell table:style-name="Table1.A2" office:value-type="string">
            <text:p text:style-name="P19">Examine each one of them to see if the constituents add up to t</text:p>
          </table:table-cell>
          <table:table-cell table:style-name="Table1.D2" office:value-type="string">
            <text:p text:style-name="P19">Checking if the given sub-collection add up to t takes linear time</text:p>
          </table:table-cell>
        </table:table-row>
        <table:table-row>
          <table:table-cell table:style-name="Table1.A2" office:value-type="string">
            <text:p text:style-name="P25"><text:span text:style-name="T9">INDEPENDENT</text:span><text:span text:style-name="T10">-</text:span><text:span text:style-name="T9">SET : </text:span><text:span text:style-name="T11">Finding a k-independent set(A subset of vertices of size k, no two of which are adjacent to one another)</text:span></text:p>
          </table:table-cell>
          <table:table-cell table:style-name="Table1.A2" office:value-type="string">
            <text:p text:style-name="P18">List out all the subsets of of V</text:p>
          </table:table-cell>
          <table:table-cell table:style-name="Table1.A2" office:value-type="string">
            <text:p text:style-name="P28">Examine each one of them to determine if any form a k-independent set</text:p>
          </table:table-cell>
          <table:table-cell table:style-name="Table1.D2" office:value-type="string">
            <text:p text:style-name="P28">Checking if all vertices form an independent set takes linear time</text:p>
          </table:table-cell>
        </table:table-row>
        <table:table-row>
          <table:table-cell table:style-name="Table1.A2" office:value-type="string">
            <text:p text:style-name="P29">VERTEX-COV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9">SA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9">3SA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0"/>
      <text:p text:style-name="P8">Class co-NP</text:p>
      <text:list xml:id="list1182587255486772933" text:style-name="L6">
        <text:list-item>
          <text:p text:style-name="P46">Set of all problems which are the complements of problems in NP</text:p>
        </text:list-item>
        <text:list-item>
          <text:p text:style-name="P47">Examples</text:p>
          <text:list>
            <text:list-item>
              <text:p text:style-name="P48"><text:span text:style-name="T11"><draw:frame draw:style-name="fr1" draw:name="Object3" text:anchor-type="as-char" svg:y="-0.1484in" svg:width="0.8807in" svg:height="0.1839in" draw:z-index="2"><draw:object xlink:href="./Object 3" xlink:type="simple" xlink:show="embed" xlink:actuate="onLoad"/><draw:image xlink:href="./ObjectReplacements/Object 3" xlink:type="simple" xlink:show="embed" xlink:actuate="onLoad"/></draw:frame></text:span><text:span text:style-name="T11">: Finding a path in a graph such that it does not go through atlea</text:span><text:span text:style-name="T12">s</text:span><text:span text:style-name="T11">t one vertex of the graph</text:span></text:p>
            </text:list-item>
            <text:list-item>
              <text:p text:style-name="P48"><text:span text:style-name="T11"><draw:frame draw:style-name="fr1" draw:name="Object2" text:anchor-type="as-char" svg:y="-0.1484in" svg:width="0.6846in" svg:height="0.1839in" draw:z-index="0"><draw:object xlink:href="./Object 2" xlink:type="simple" xlink:show="embed" xlink:actuate="onLoad"/><draw:image xlink:href="./ObjectReplacements/Object 2" xlink:type="simple" xlink:show="embed" xlink:actuate="onLoad"/></draw:frame></text:span><text:span text:style-name="T11">: Finding a subset of k vertices in a graph in which atleast one pair is not connected to each other</text:span></text:p>
            </text:list-item>
            <text:list-item>
              <text:p text:style-name="P48"><text:span text:style-name="T11"><draw:frame draw:style-name="fr1" draw:name="Object4" text:anchor-type="as-char" svg:y="-0.1484in" svg:width="1.1161in" svg:height="0.1839in" draw:z-index="6"><draw:object xlink:href="./Object 4" xlink:type="simple" xlink:show="embed" xlink:actuate="onLoad"/><draw:image xlink:href="./ObjectReplacements/Object 4" xlink:type="simple" xlink:show="embed" xlink:actuate="onLoad"/></draw:frame></text:span><text:span text:style-name="T11"> : Finding a sub-collection in a collection which does not sum up to a given number t</text:span></text:p>
            </text:list-item>
          </text:list>
        </text:list-item>
        <text:list-item>
          <text:p text:style-name="P46">It is not known if coNP is different from NP</text:p>
        </text:list-item>
      </text:list>
      <text:p text:style-name="P7"/>
      <text:p text:style-name="P7">The P versus the NP question</text:p>
      <text:list xml:id="list5120634612326518175" text:style-name="L7">
        <text:list-item>
          <text:p text:style-name="P49">It follows from the definition of NP that it has not yet been proven that these problems do <text:soft-page-break/>not have polynomial time solutions for sure</text:p>
        </text:list-item>
        <text:list-item>
          <text:p text:style-name="P50"><text:span text:style-name="T12">Thus the P versus NP question is whether </text:span><text:span text:style-name="T12"><draw:frame draw:style-name="fr1" draw:name="Object5" text:anchor-type="as-char" svg:y="-0.1484in" svg:width="0.5591in" svg:height="0.1839in" draw:z-index="1"><draw:object xlink:href="./Object 5" xlink:type="simple" xlink:show="embed" xlink:actuate="onLoad"/><draw:image xlink:href="./ObjectReplacements/Object 5" xlink:type="simple" xlink:show="embed" xlink:actuate="onLoad"/></draw:frame></text:span><text:span text:style-name="T12"> or P = NP</text:span></text:p>
        </text:list-item>
        <text:list-item>
          <text:p text:style-name="P50"><text:span text:style-name="T12">Most researchers believe</text:span><text:span text:style-name="T12"><draw:frame draw:style-name="fr1" draw:name="Object6" text:anchor-type="as-char" svg:y="-0.1484in" svg:width="0.5591in" svg:height="0.1839in" draw:z-index="7"><draw:object xlink:href="./Object 6" xlink:type="simple" xlink:show="embed" xlink:actuate="onLoad"/><draw:image xlink:href="./ObjectReplacements/Object 6" xlink:type="simple" xlink:show="embed" xlink:actuate="onLoad"/></draw:frame></text:span><text:span text:style-name="T12">as a lot of effort has gone in finding polynomial time algorithms to NP problems, without success.</text:span></text:p>
        </text:list-item>
        <text:list-item>
          <text:p text:style-name="P49">Researchers have also tried proving that the classes are unequal, but that would entail showing that no polynomial time algorithm exists for NP problems and this is presently beyond scientific reach.</text:p>
        </text:list-item>
        <text:list-item>
          <text:p text:style-name="P51"><text:span text:style-name="T21">As all problems in P and NP are solvable(Even if they take a lot of time) they are all decidable. </text:span><text:span text:style-name="T22">Since </text:span><text:span text:style-name="T22"><draw:frame draw:style-name="fr1" draw:name="Object8" text:anchor-type="as-char" svg:y="-0.1484in" svg:width="3.9819in" svg:height="0.1839in" draw:z-index="3"><draw:object xlink:href="./Object 8" xlink:type="simple" xlink:show="embed" xlink:actuate="onLoad"/><draw:image xlink:href="./ObjectReplacements/Object 8" xlink:type="simple" xlink:show="embed" xlink:actuate="onLoad"/></draw:frame></text:span><text:span text:style-name="T22">, all finite languages are in </text:span><text:span text:style-name="T26">NP.</text:span></text:p>
        </text:list-item>
      </text:list>
      <text:p text:style-name="P20"/>
      <text:p text:style-name="P2"><text:a xlink:type="simple" xlink:href="../Mapping%20Reductions.odt#Polynomial%20time%20mapping%20reduction"><text:span text:style-name="T10">Polynomial time reducibility</text:span></text:a></text:p>
      <text:p text:style-name="P2"/>
      <text:p text:style-name="P1"><text:span text:style-name="T13">C</text:span><text:span text:style-name="T10">lass NP-</text:span><text:span text:style-name="T12">c</text:span><text:span text:style-name="T10">omplete</text:span></text:p>
      <text:list xml:id="list8737418959185347669" text:style-name="L8">
        <text:list-item>
          <text:p text:style-name="P52"><text:span text:style-name="T27">NP-complete problems are </text:span>problems in NP, for whom existence of polynomial time algorithm would mean that all problems in NP would be solvable in polynomial time. This is because all problems in NP can transform their inputs to inputs of these NP-complete problems and use the polynomial time algorithms <text:span text:style-name="T28">to find solutions from the solutions of this </text:span>NP-complete problem.</text:p>
        </text:list-item>
        <text:list-item>
          <text:p text:style-name="P52">Formally the class NP-complete is a set of all problems which are in NP and every problem in NP is polynomial time reducible to it</text:p>
        </text:list-item>
        <text:list-item>
          <text:p text:style-name="P53"><text:span text:style-name="T13">The concept of NP</text:span><text:span text:style-name="T14">-completeness </text:span><text:span text:style-name="T15">is important consequences reasons</text:span></text:p>
          <text:list>
            <text:list-item>
              <text:p text:style-name="P54">A researcher trying to show that P is unequal to NP now needs to focus on an NP-complete problem.</text:p>
            </text:list-item>
            <text:list-item>
              <text:p text:style-name="P54">A researcher trying to show that P is equal to NP now needs to only find a polynomial solution for a NP-complete problem.</text:p>
            </text:list-item>
          </text:list>
        </text:list-item>
        <text:list-item>
          <text:p text:style-name="P55"><text:span text:style-name="T20">If B is NP-complete and </text:span><text:span text:style-name="T20"><draw:frame draw:style-name="fr1" draw:name="Object7" text:anchor-type="as-char" svg:y="-0.1484in" svg:width="0.4382in" svg:height="0.1839in" draw:z-index="4"><draw:object xlink:href="./Object 7" xlink:type="simple" xlink:show="embed" xlink:actuate="onLoad"/><draw:image xlink:href="./ObjectReplacements/Object 7" xlink:type="simple" xlink:show="embed" xlink:actuate="onLoad"/></draw:frame></text:span><text:span text:style-name="T20">, then P = NP</text:span></text:p>
        </text:list-item>
      </text:list>
      <text:p text:style-name="P8"/>
      <text:p text:style-name="P3">Proving NP-completeness</text:p>
      <text:list xml:id="list69815723043516543" text:style-name="L9">
        <text:list-item>
          <text:p text:style-name="P60">An NP problem A can be proved to be NP-complete using either of the below two ways</text:p>
          <text:list>
            <text:list-item>
              <text:p text:style-name="P60">Take a known NP-complete problem and reduce it A.</text:p>
            </text:list-item>
            <text:list-item>
              <text:p text:style-name="P60"><text:span text:style-name="T16">Prove that any NP problem can be reduced to A</text:span><text:span text:style-name="T17">(Difficult to do)</text:span></text:p>
            </text:list-item>
          </text:list>
        </text:list-item>
      </text:list>
      <text:list xml:id="list906879111727999049" text:style-name="L10">
        <text:list-header>
          <text:p text:style-name="P34"/>
        </text:list-header>
      </text:list>
      <text:p text:style-name="P8">Cook-Levin theorem</text:p>
      <text:list xml:id="list1514539254871807460" text:style-name="L11">
        <text:list-item>
          <text:p text:style-name="P56"><text:span text:style-name="T19">An NP problem, A, </text:span><text:a xlink:type="simple" xlink:href="../Mapping%20Reductions.odt#Proving%20NP-completeness"><text:span text:style-name="T19">can be proved to be NP-complete</text:span></text:a><text:span text:style-name="T19"> by taking a known NP-complete problem and reducing it to A.</text:span></text:p>
        </text:list-item>
        <text:list-item>
          <text:p text:style-name="P57">For this to work there must have be a seed NP-complete problem which was proven rigorously.</text:p>
        </text:list-item>
        <text:list-item>
          <text:p text:style-name="P61"><text:span text:style-name="T18">This is the </text:span><text:span text:style-name="T5">SAT problem</text:span></text:p>
          <text:list>
            <text:list-item>
              <text:p text:style-name="P61">Can you set the variables to a <text:span text:style-name="T19">boolean sum of products to a </text:span>combination of true/false <text:span text:style-name="T19">values </text:span>so that the <text:span text:style-name="T19">boolean </text:span>formula <text:span text:style-name="T19">itself </text:span>evaluates to true?</text:p>
            </text:list-item>
            <text:list-item>
              <text:p text:style-name="P61">The SAT problem was proved to be NP-complete by <text:span text:style-name="T19">C</text:span>ook and <text:span text:style-name="T19">L</text:span>evin</text:p>
            </text:list-item>
          </text:list>
        </text:list-item>
        <text:list-item>
          <text:p text:style-name="P61"><text:span text:style-name="T18">Thus Cook-Levin theorem is as follows, </text:span><text:span text:style-name="T18"><draw:frame draw:style-name="fr1" draw:name="Object1" text:anchor-type="as-char" svg:y="-0.1484in" svg:width="1.4425in" svg:height="0.1846in" draw:z-index="5"><draw:object xlink:href="./Object 1" xlink:type="simple" xlink:show="embed" xlink:actuate="onLoad"/><draw:image xlink:href="./ObjectReplacements/Object 1" xlink:type="simple" xlink:show="embed" xlink:actuate="onLoad"/></draw:frame></text:span></text:p>
        </text:list-item>
      </text:list>
      <text:p text:style-name="P8"/>
      <text:p text:style-name="P9">Examples of NP-complete problems</text:p>
      <text:list xml:id="list7065258937866953940" text:style-name="L12">
        <text:list-item>
          <text:p text:style-name="P58">SAT</text:p>
        </text:list-item>
        <text:list-item>
          <text:p text:style-name="P58">3SAT</text:p>
        </text:list-item>
        <text:list-item>
          <text:p text:style-name="P58">CLIQUE</text:p>
        </text:list-item>
        <text:list-item>
          <text:p text:style-name="P58">VERTEX-COVER</text:p>
        </text:list-item>
        <text:list-item>
          <text:p text:style-name="P58">HAMPATH</text:p>
        </text:list-item>
        <text:list-item>
          <text:p text:style-name="P58"><text:soft-page-break/>UHAMPATH</text:p>
        </text:list-item>
        <text:list-item>
          <text:p text:style-name="P58">SUBSET-SUM</text:p>
        </text:list-item>
      </text:list>
      <text:p text:style-name="P8"/>
      <text:p text:style-name="P8">Class NP-Hard</text:p>
      <text:p text:style-name="P21">A problem to which all problems in NP can be reduced to even thought it itself may not be in NP.</text:p>
      <text:p text:style-name="P24">Examples</text:p>
      <text:list xml:id="list594111979212243124" text:style-name="L13">
        <text:list-item>
          <text:p text:style-name="P59"><text:a xlink:type="simple" xlink:href="../../Compiler%20Design/Register%20Allocation.odt#Coloring%20an%20RIG%20with%20k%20colors">Coloring an RIG with k colors</text:a></text:p>
        </text:list-item>
      </text:list>
      <text:p text:style-name="P9"/>
      <text:p text:style-name="P9">To do</text:p>
      <text:list xml:id="list1138728467701653309" text:style-name="L14">
        <text:list-item>
          <text:p text:style-name="P35">Decision problem</text:p>
        </text:list-item>
        <text:list-item>
          <text:p text:style-name="P36">Optimization problems</text:p>
        </text:list-item>
        <text:list-item>
          <text:p text:style-name="P36">Search problems</text:p>
        </text:list-item>
        <text:list-item>
          <text:p text:style-name="P37">Every optimization problem can be converted into a decision problem</text:p>
          <text:list>
            <text:list-item>
              <text:p text:style-name="P62">Optimization problem – Find the best possible solution.</text:p>
            </text:list-item>
            <text:list-item>
              <text:p text:style-name="P62">Decision problems – Is there a solution of size k?</text:p>
            </text:list-item>
            <text:list-item>
              <text:p text:style-name="P62">The theory of computation is based entirely on decision problems</text:p>
            </text:list-item>
          </text:list>
        </text:list-item>
      </text:list>
      <text:p text:style-name="P23"/>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0-02T10:46:58</meta:creation-date>
    <dc:date>2013-10-17T17:09:33</dc:date>
    <dc:creator>Kempa </dc:creator>
    <meta:editing-duration>PT14H36M24S</meta:editing-duration>
    <meta:editing-cycles>36</meta:editing-cycles>
    <meta:generator>LibreOffice/4.0.2.2$Linux_x86 LibreOffice_project/400m0$Build-2</meta:generator>
    <meta:document-statistic meta:table-count="1" meta:image-count="0" meta:object-count="8" meta:page-count="4" meta:paragraph-count="102" meta:word-count="1306" meta:character-count="7445" meta:non-whitespace-character-count="6295"/>
  </office:meta>
</office:document-meta>
</file>

<file path=Object 1/content.xml><?xml version="1.0" encoding="utf-8"?>
<math xmlns="http://www.w3.org/1998/Math/MathML">
  <semantics>
    <mrow>
      <mrow>
        <mi mathvariant="italic">SAT</mi>
        <mo stretchy="false">∈</mo>
        <mi mathvariant="italic">NP</mi>
      </mrow>
      <mtext>-</mtext>
      <mi mathvariant="italic">complete</mi>
    </mrow>
    <annotation encoding="StarMath 5.0">SAT in NP"-"complete</annotation>
  </semantics>
</math>
</file>

<file path=Object 2/content.xml><?xml version="1.0" encoding="utf-8"?>
<math xmlns="http://www.w3.org/1998/Math/MathML">
  <semantics>
    <mrow>
      <mover accent="true">
        <mi mathvariant="italic">CLIQUE</mi>
        <mo>¯</mo>
      </mover>
    </mrow>
    <annotation encoding="StarMath 5.0">overline CLIQUE</annotation>
  </semantics>
</math>
</file>

<file path=Object 3/content.xml><?xml version="1.0" encoding="utf-8"?>
<math xmlns="http://www.w3.org/1998/Math/MathML">
  <semantics>
    <mrow>
      <mover accent="true">
        <mi mathvariant="italic">HAMPATH</mi>
        <mo>¯</mo>
      </mover>
    </mrow>
    <annotation encoding="StarMath 5.0">overline HAMPATH</annotation>
  </semantics>
</math>
</file>

<file path=Object 4/content.xml><?xml version="1.0" encoding="utf-8"?>
<math xmlns="http://www.w3.org/1998/Math/MathML">
  <semantics>
    <mrow>
      <mover accent="true">
        <mtext>SUBSET-SUM</mtext>
        <mo>¯</mo>
      </mover>
    </mrow>
    <annotation encoding="StarMath 5.0">overline "SUBSET-SUM"</annotation>
  </semantics>
</math>
</file>

<file path=Object 5/content.xml><?xml version="1.0" encoding="utf-8"?>
<math xmlns="http://www.w3.org/1998/Math/MathML">
  <semantics>
    <mrow>
      <mrow>
        <mi>P</mi>
        <mo stretchy="false">⊆</mo>
        <mi mathvariant="italic">NP</mi>
      </mrow>
    </mrow>
    <annotation encoding="StarMath 5.0">P subseteq NP</annotation>
  </semantics>
</math>
</file>

<file path=Object 6/content.xml><?xml version="1.0" encoding="utf-8"?>
<math xmlns="http://www.w3.org/1998/Math/MathML">
  <semantics>
    <mrow>
      <mrow>
        <mi>P</mi>
        <mo stretchy="false">⊆</mo>
        <mi mathvariant="italic">NP</mi>
      </mrow>
    </mrow>
    <annotation encoding="StarMath 5.0">P subseteq NP</annotation>
  </semantics>
</math>
</file>

<file path=Object 7/content.xml><?xml version="1.0" encoding="utf-8"?>
<math xmlns="http://www.w3.org/1998/Math/MathML">
  <semantics>
    <mrow>
      <mrow>
        <mi>B</mi>
        <mo stretchy="false">∈</mo>
        <mi>P</mi>
      </mrow>
    </mrow>
    <annotation encoding="StarMath 5.0">B in P</annotation>
  </semantics>
</math>
</file>

<file path=Object 8/content.xml><?xml version="1.0" encoding="utf-8"?>
<math xmlns="http://www.w3.org/1998/Math/MathML">
  <semantics>
    <mrow>
      <mi mathvariant="italic">finite</mi>
      <mrow>
        <mi mathvariant="italic">languages</mi>
        <mo stretchy="false">⊂</mo>
        <mi mathvariant="italic">regular</mi>
      </mrow>
      <mrow>
        <mi mathvariant="italic">languages</mi>
        <mo stretchy="false">⊂</mo>
        <mi mathvariant="italic">decidable</mi>
      </mrow>
      <mi mathvariant="italic">languages</mi>
    </mrow>
    <annotation encoding="StarMath 5.0">finite languages subset regular languages subset decidable languages</annotation>
  </semantics>
</math>
</file>